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pmi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pmax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x</text:p>
          </table:table-cell>
          <table:table-cell table:formula="of:=128-[.$C$3]" office:value-type="float" office:value="78" calcext:value-type="float">
            <text:p>78</text:p>
          </table:table-cell>
          <table:table-cell table:formula="of:=128-[.$C$2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z</text:p>
          </table:table-cell>
          <table:table-cell table:formula="of:=64-[.$C$3]" office:value-type="float" office:value="14" calcext:value-type="float">
            <text:p>14</text:p>
          </table:table-cell>
          <table:table-cell table:formula="of:=64-[.$C$2]"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This is not allowed and should be treated as a frame error</text:p>
          </table:table-cell>
        </table:table-row>
        <table:table-row table:style-name="ro1">
          <table:table-cell/>
          <table:table-cell office:value-type="string" calcext:value-type="string">
            <text:p>x2y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this is a bit arbitrary but should be &gt; Tx2x_ma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x</text:p>
          </table:table-cell>
          <table:table-cell table:formula="of:=128+64-[.$C$3]" office:value-type="float" office:value="142" calcext:value-type="float">
            <text:p>142</text:p>
          </table:table-cell>
          <table:table-cell table:formula="of:=128+64-[.$C$2]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z</text:p>
          </table:table-cell>
          <table:table-cell table:formula="of:=128-[.$C$3]" office:value-type="float" office:value="78" calcext:value-type="float">
            <text:p>78</text:p>
          </table:table-cell>
          <table:table-cell table:formula="of:=128-[.$C$2]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</text:p>
          </table:table-cell>
          <table:table-cell table:formula="of:=[.$C$21]-[.$C$17]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alculated form z2y2x and y2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2y2x</text:p>
          </table:table-cell>
          <table:table-cell table:formula="of:=256-[.$C$3]" office:value-type="float" office:value="206" calcext:value-type="float">
            <text:p>206</text:p>
          </table:table-cell>
          <table:table-cell table:formula="of:=256-[.$C$2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y2z</text:p>
          </table:table-cell>
          <table:table-cell table:formula="of:=128+64-[.$C$3]" office:value-type="float" office:value="142" calcext:value-type="float">
            <text:p>142</text:p>
          </table:table-cell>
          <table:table-cell table:formula="of:=128+64-[.$C$2]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2x</text:p>
          </table:table-cell>
          <table:table-cell table:formula="of:=[.$C$14]-[.$C$8]" office:value-type="float" office:value="74" calcext:value-type="float">
            <text:p>74</text:p>
          </table:table-cell>
          <table:table-cell table:formula="of:=[.$D$14]-[.$C$8]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2z</text:p>
          </table:table-cell>
          <table:table-cell table:formula="of:=[.$C$15]-[.$C$8]" office:value-type="float" office:value="10" calcext:value-type="float">
            <text:p>10</text:p>
          </table:table-cell>
          <table:table-cell table:formula="of:=[.$D$15]-[.$C$8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2y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ID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y2x</text:p>
          </table:table-cell>
          <table:table-cell table:formula="of:=256+64-[.$C$3]" office:value-type="float" office:value="270" calcext:value-type="float">
            <text:p>270</text:p>
          </table:table-cell>
          <table:table-cell table:formula="of:=256+64-[.$C$2]"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2z</text:p>
          </table:table-cell>
          <table:table-cell table:formula="of:=256-[.$C$3]" office:value-type="float" office:value="206" calcext:value-type="float">
            <text:p>206</text:p>
          </table:table-cell>
          <table:table-cell table:formula="of:=256-[.$C$2]" office:value-type="float" office:value="250" calcext:value-type="float">
            <text:p>2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4:55:41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5:36:59.327000000</meta:creation-date>
    <dc:date>2020-01-06T17:02:25.816000000</dc:date>
    <meta:editing-duration>PT1H25M47S</meta:editing-duration>
    <meta:editing-cycles>2</meta:editing-cycles>
    <meta:generator>LibreOffice/6.1.4.2$Windows_X86_64 LibreOffice_project/9d0f32d1f0b509096fd65e0d4bec26ddd1938fd3</meta:generator>
    <meta:document-statistic meta:table-count="1" meta:cell-count="46" meta:object-count="0"/>
  </office:meta>
</office:document-meta>
</file>